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9fce" officeooo:paragraph-rsid="00129fce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129fce" officeooo:paragraph-rsid="00129fce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48pt" fo:font-weight="bold" officeooo:rsid="00129fce" officeooo:paragraph-rsid="00129fce" style:font-size-asian="48pt" style:font-weight-asian="bold" style:font-size-complex="48pt" style:font-weight-complex="bold"/>
    </style:style>
    <style:style style:name="P4" style:family="paragraph" style:parent-style-name="Standard">
      <style:paragraph-properties fo:text-align="end" style:justify-single-word="false"/>
      <style:text-properties fo:font-weight="bold" officeooo:rsid="00129fce" officeooo:paragraph-rsid="00129fce" style:font-weight-asian="bold" style:font-weight-complex="bold"/>
    </style:style>
    <style:style style:name="P5" style:family="paragraph" style:parent-style-name="Standard">
      <style:text-properties fo:font-weight="bold" officeooo:rsid="00129fce" officeooo:paragraph-rsid="00129fc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7.11.2014 <text:s/></text:p>
      <text:p text:style-name="P5"/>
      <text:p text:style-name="P5">Maciej Gańko</text:p>
      <text:p text:style-name="P5">Krzysztof Lisocki</text:p>
      <text:p text:style-name="P5">Michał Wolter</text:p>
      <text:p text:style-name="P5">Mateusz Zaborski</text:p>
      <text:p text:style-name="P5"/>
      <text:p text:style-name="P3">Projekt TIN</text:p>
      <text:p text:style-name="P2">Dokumentacja wstępna</text:p>
      <text:p text:style-name="P1"/>
      <text:p text:style-name="P1"/>
      <text:p text:style-name="P5">1. Treść zadania</text:p>
      <text:p text:style-name="P1">[Zadanie własne] Stworzenie systemu, za pomocą którego użytkownicy mogą przechowywać, zarządzać i dzielić się między sobą poufnymi danymi.</text:p>
      <text:p text:style-name="P1"/>
      <text:p text:style-name="P5">2. Przyjęte założenia funkcjonalne i niefunkcjonalne.</text:p>
      <text:p text:style-name="P5">Wymagania funkcjonalne - serwer:</text:p>
      <text:p text:style-name="P1">Przechowywanie plików użytkowników</text:p>
      <text:p text:style-name="P1">Udostępnianie wybranych plików użytkownikom</text:p>
      <text:p text:style-name="P1">Dodawanie, usuwanie i modyfikowanie plików</text:p>
      <text:p text:style-name="P1">Przechowywanie informacji o kontach użytkowników</text:p>
      <text:p text:style-name="P1">Przechowywanie informacji o prawach dostępu do plików</text:p>
      <text:p text:style-name="P1">Gromadzenie w osobnym pliku logów o wszelkich zdarzeniach takich jak zmiany w plikach i zmiany praw dostępu, rejestracja użytkowników, błędy, itp.</text:p>
      <text:p text:style-name="P1"/>
      <text:p text:style-name="P5">Wymagania funkcjonalne - klient:</text:p>
      <text:p text:style-name="P1">Przesyłanie plików na serwer</text:p>
      <text:p text:style-name="P1">Dostęp do listy posiadanych na serwerze plików</text:p>
      <text:p text:style-name="P1">Pobieranie wybranych plików z serwera</text:p>
      <text:p text:style-name="P1">Procedura rejestracji i logowania</text:p>
      <text:p text:style-name="P1">Po zalogowaniu dostęp do informacji o koncie użytkownika</text:p>
      <text:p text:style-name="P1">Możliwość przyznawania praw dostępu do swoich plików innym użytkownikom</text:p>
      <text:p text:style-name="P1">Po zalogowaniu pobranie z serwera i wyświetlenie powiadomień o zmianach w śledzonych plikach i przyznaniu/odebraniu praw dostępu do plików przez innych użytkowników</text:p>
      <text:p text:style-name="P1"/>
      <text:p text:style-name="P5">Wymagania niefunkcjonalne:</text:p>
      <text:p text:style-name="P1">Możliwość grupowania plików w system katalogów i podkatalogów</text:p>
      <text:p text:style-name="P1">Obsługa sesji użytkowników</text:p>
      <text:p text:style-name="P1">Wielowątkowa obsługa połączeń</text:p>
      <text:p text:style-name="P1">Przechowywanie plików w postaci zaszyfrowanej</text:p>
      <text:p text:style-name="P1">Przesyłanie plików do serwera i z serwera w postaci zaszyfrowanej</text:p>
      <text:p text:style-name="P1"/>
      <text:p text:style-name="P5">3. Wybrane środowisko sprzętowe, programowe i narzędziowe</text:p>
      <text:p text:style-name="P1">Środowisko: Linux</text:p>
      <text:p text:style-name="P1">Język: C++ (Code::Blocks)</text:p>
      <text:p text:style-name="P1"><text:soft-page-break/>System kontroli wersji: github</text:p>
      <text:p text:style-name="P1">Adres repozytorium: https://github.com/Macielos/tin-project</text:p>
      <text:p text:style-name="P1">Dodatkowe biblioteki: Boost, Crypto++</text:p>
      <text:p text:style-name="P1"/>
      <text:p text:style-name="P5">4. Architektura rozwiązania</text:p>
      <text:p text:style-name="P5">4.1. Bloki funkcjonalne - aplikacja serwera:</text:p>
      <text:p text:style-name="P1"><text:span text:style-name="T1">-</text:span> Server - główny komponent serwera, odbiera połączenia od klientów i obsługuje je, pobierając i przetwarzając dane z magazynu (ServerStore)</text:p>
      <text:p text:style-name="P1">- ServerStore - komponent przechowujący dane o użytkownikach, ich kontach i ich zasobach w systemie</text:p>
      <text:p text:style-name="P1"/>
      <text:p text:style-name="P5">4.2 Bloki funkcjonalne - aplikacja klienta:</text:p>
      <text:p text:style-name="P1">- Client - komponent kliencki, odpowiedzialna za komunikacje z serwerem</text:p>
      <text:p text:style-name="P1">- ClientStore - komponent przechowujący dane po stanie konta i plikach użytkownika</text:p>
      <text:p text:style-name="P1">- ClientInterface - komponent odpowiedzialny za interakcję z użytkownikiem, za jego pomocą użytkownik wywołuje metody klienta</text:p>
      <text:p text:style-name="P1"/>
      <text:p text:style-name="P5">5. Sposób testowania</text:p>
      <text:p text:style-name="P1">Testowanie będzie polegało na utworzeniu n kont użytkowników i przypisaniu im lokalnie 0-m plików o różnych rozmiarach. Następnie użytkownicy kolejno będą się łączyć z serwerem, aby można było zaobserwować następujące po sobie procesy wysyłania danych na serwer. W kolejnym kroku przeprowadzimy usunięcie lokalnych danych wszystkim użytkownikom, celem zaobserwawania pobrania (odtworzenia) wszystkich danych z serwera. Następnie przetestujemy modifikację i usuwanie plików lokalnych, by sprawdzić poprawność synchronizacji. Kolejnym testom poddana będzie możliwość dzielenia się danymi między sobą. W tym celu nastąpi losowe przydzielenie praw dostępu użytkownikom do różnych plików, a potem badanie jak zachowuje się aplikacja kliencka. Na koniec przeprowadzone zostaną testy wydajnościowe oraz sporządzone zostanie podsumowanie ich rezultatów.</text:p>
      <text:p text:style-name="P1"/>
      <text:p text:style-name="P5">6. Sposób demonstracji rezultatów</text:p>
      <text:p text:style-name="P1">Najprostszym sposobem będzie “wydruk” z pliku logów serwera. Plik ten zawierał będzie informację o każdej aktywności - interakcji każdego użytkownika. Na jego podstawie będzie można utworzyć różnorakie raporty: raport o danym użytkowniku, o aktywności na serwerze, o błędach.</text:p>
      <text:p text:style-name="P1"/>
      <text:p text:style-name="P5">7. Podział prac w zespole</text:p>
      <text:p text:style-name="P5">Aplikacja zarządzająca (serwer):</text:p>
      <text:p text:style-name="P1">Gańko Maciej (github: Macielos)</text:p>
      <text:p text:style-name="P1">Wolter Michał (github: woltermichal)</text:p>
      <text:p text:style-name="P5">Aplikacja kliencka:</text:p>
      <text:p text:style-name="P1">Lisocki Krzysztof (github: l1sek)</text:p>
      <text:p text:style-name="P5">Interfejs użytkownika:</text:p>
      <text:p text:style-name="P1">Zaborski Mateusz (github: mateuszzaborski)</text:p>
      <text:p text:style-name="P1">Dokładny podział prac będzie następował na bieżąco w czasie rozwoju projekt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0T12:35:56.991889513</meta:creation-date>
    <dc:date>2014-11-20T12:37:51.721418619</dc:date>
    <meta:editing-duration>P0D</meta:editing-duration>
    <meta:editing-cycles>1</meta:editing-cycles>
    <meta:document-statistic meta:table-count="0" meta:image-count="0" meta:object-count="0" meta:page-count="2" meta:paragraph-count="58" meta:word-count="485" meta:character-count="3771" meta:non-whitespace-character-count="3342"/>
    <meta:generator>LibreOffice/4.2.7.2$Linux_X86_64 LibreOffice_project/420m0$Build-2</meta:generator>
  </office:meta>
</office:document-meta>
</file>